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BF00000297A08C911E09B126AD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1.751cm" draw:z-index="0"><draw:image xlink:href="Pictures/10000000000003BF00000297A08C911E09B126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1T21:37:43.390618000</meta:creation-date>
    <dc:date>2021-11-11T21:38:05.972491000</dc:date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3.2$MacOSX_X86_64 LibreOffice_project/a64200df03143b798afd1ec74a12ab50359878ed</meta:generator>
  </office:meta>
</office:document-meta>
</file>